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1df94"/>
    </style:style>
    <style:style style:name="P2" style:family="paragraph" style:parent-style-name="Standard">
      <style:text-properties officeooo:rsid="0011df94" officeooo:paragraph-rsid="0011df94"/>
    </style:style>
    <style:style style:name="P3" style:family="paragraph" style:parent-style-name="Standard">
      <style:text-properties fo:color="#c9211e" loext:opacity="100%" officeooo:rsid="0011df94" officeooo:paragraph-rsid="0011df94"/>
    </style:style>
    <style:style style:name="P4" style:family="paragraph" style:parent-style-name="Standard">
      <style:text-properties fo:font-weight="bold" officeooo:paragraph-rsid="0011df94" style:font-weight-asian="bold" style:font-weight-complex="bold"/>
    </style:style>
    <style:style style:name="P5" style:family="paragraph" style:parent-style-name="Standard">
      <style:text-properties fo:font-weight="bold" officeooo:rsid="0011df94" officeooo:paragraph-rsid="0011df94" style:font-weight-asian="bold" style:font-weight-complex="bold"/>
    </style:style>
    <style:style style:name="P6" style:family="paragraph" style:parent-style-name="Title">
      <style:text-properties officeooo:rsid="0011df94" officeooo:paragraph-rsid="0011df94"/>
    </style:style>
    <style:style style:name="T1" style:family="text">
      <style:text-properties officeooo:rsid="0011df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upporting LoRa Documentation</text:p>
      <text:p text:style-name="P1"/>
      <text:p text:style-name="P4"><text:span text:style-name="T1">SPI Radio Module Documentation:</text:span></text:p>
      <text:p text:style-name="P1"/>
      <text:p text:style-name="P3">Description: Data relevant to the module as integrated. Useful for wiring, eCAD, mCAD, and basic serial interfacing.</text:p>
      <text:p text:style-name="P2"/>
      <text:p text:style-name="P1"><text:a xlink:type="simple" xlink:href="https://www.adafruit.com/product/3070?gad_source=1&amp;gclid=EAIaIQobChMI0bCUxPiuhAMVMkp_AB2PxA1FEAQYAiABEgKbF_D_BwE" text:style-name="Internet_20_link" text:visited-style-name="Visited_20_Internet_20_Link">https://www.adafruit.com/product/3070?gad_source=1&amp;gclid=EAIaIQobChMI0bCUxPiuhAMVMkp_AB2PxA1FEAQYAiABEgKbF_D_BwE</text:a></text:p>
      <text:p text:style-name="P1"/>
      <text:p text:style-name="P1">https://learn.adafruit.com/adafruit-rfm69hcw-and-rfm96-rfm95-rfm98-lora-packet-padio-breakouts/downloads</text:p>
      <text:p text:style-name="P1"/>
      <text:p text:style-name="P1"/>
      <text:p text:style-name="P4"><text:span text:style-name="T1">Uninstalled Context Radio Module Documentation:</text:span></text:p>
      <text:p text:style-name="P2"/>
      <text:p text:style-name="P3">Description: Data relevant to the radio module’s buffer, registers, and pin-out. This will be needed to integrate the hardware encryption feature of the device as well as other configuration parameters. </text:p>
      <text:p text:style-name="P2"/>
      <text:p text:style-name="P2">https://cdn-shop.adafruit.com/product-files/3076/sx1231.pdf </text:p>
      <text:p text:style-name="P1"/>
      <text:p text:style-name="P1"/>
      <text:p text:style-name="P5">Sample source code libraries:</text:p>
      <text:p text:style-name="P2"/>
      <text:p text:style-name="P2">https://github.com/LowPowerLab/RFM69</text:p>
      <text:p text:style-name="P2"/>
      <text:p text:style-name="P1">http://www.airspayce.com/mikem/arduino/RadioHead/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18:56:56.304000000</meta:creation-date>
    <dc:date>2024-02-19T19:05:12.956000000</dc:date>
    <meta:editing-duration>PT27S</meta:editing-duration>
    <meta:editing-cycles>1</meta:editing-cycles>
    <meta:document-statistic meta:table-count="0" meta:image-count="0" meta:object-count="0" meta:page-count="1" meta:paragraph-count="11" meta:word-count="68" meta:character-count="816" meta:non-whitespace-character-count="757"/>
    <meta:generator>LibreOffice/7.5.4.2$Windows_X86_64 LibreOffice_project/36ccfdc35048b057fd9854c757a8b67ec53977b6</meta:generator>
  </office:meta>
</office:document-meta>
</file>